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4.075cm"/>
    </style:style>
    <style:style style:name="co3" style:family="table-column">
      <style:table-column-properties fo:break-before="auto" style:column-width="5.763cm"/>
    </style:style>
    <style:style style:name="co5" style:family="table-column">
      <style:table-column-properties fo:break-before="auto" style:column-width="4.339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5" table:default-cell-style-name="ce5"/>
        <table:table-column table:style-name="co3" table:default-cell-style-name="ce5"/>
        <table:table-column table:style-name="co4" table:number-columns-repeated="1020" table:default-cell-style-name="ce5"/>
        <table:table-row table:style-name="ro2">
          <table:table-cell table:style-name="ce2" office:value-type="string" calcext:value-type="string">
            <text:p>Platform URI</text:p>
          </table:table-cell>
          <table:table-cell table:style-name="ce2" office:value-type="string" calcext:value-type="string">
            <text:p>Platform has &lt;relationship&gt; Sensor</text:p>
          </table:table-cell>
          <table:table-cell table:style-name="ce2" office:value-type="string" calcext:value-type="string">
            <text:p>Sensor URI</text:p>
          </table:table-cell>
          <table:table-cell table:style-name="ce7" office:value-type="string" calcext:value-type="string">
            <text:p>Sensor has &lt;relationship&gt; 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os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palsa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qu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amsre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qu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modisOnAqua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ur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om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oriolis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windSat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msp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sm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msp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smi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aats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asa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gomo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meri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merisFR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merisR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mipa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ra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ciamachy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s1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amiWsOnErs1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s1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atsrOnErs1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s1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raOnErs1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s2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amiWsOnErs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s2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atsrOnErs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s2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gome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s2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raOnErs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ngyun3B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mwr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comW1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amsr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fo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gfora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oes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goesImage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o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tanso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o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tansoCa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o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tansoFt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ce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gla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son1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poseidon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son2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poseidon3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and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etmplu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and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tm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and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ms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and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ol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and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tir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air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amsu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ascat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avhrrOnMetopA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avhrrGacOnMetopA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gome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ias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sg1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viriOnMsg1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sg3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viriOnMsg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tsat1R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jam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mbus7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mm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oa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avhrrOnNOAA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oa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avhrrGacOnNOAA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oa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avhrrLac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oa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avhrrHrpt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din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osiri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din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m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rbview2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aWiF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rasol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polde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ci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ace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ci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aceFt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pot4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vegetation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pot5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hr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rr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modisOnTerra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rr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arX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rr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aste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pexPoseidon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posedion1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rmm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tm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4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 style:data-style-name="N2" text:time-value="13:36:22.397915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5:32:23Z</meta:creation-date>
    <dc:date>2016-02-05T13:36:38.234583658</dc:date>
    <meta:editing-duration>PT4M57S</meta:editing-duration>
    <meta:editing-cycles>2</meta:editing-cycles>
    <meta:document-statistic meta:table-count="3" meta:cell-count="268" meta:object-count="0"/>
  </office:meta>
</office:document-meta>
</file>